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L</mi>
        <mtext>Gedackt</mtext>
      </msub>
      <mrow>
        <mspace width="2em"/>
        <mo stretchy="false">=</mo>
        <mspace width="2em"/>
      </mrow>
      <mrow>
        <mo fence="true" stretchy="false">(</mo>
        <mrow>
          <mrow>
            <mn>2</mn>
            <mspace width="0.5em"/>
            <mi>m</mi>
            <mrow>
              <mspace width="2em"/>
              <mo stretchy="false">+</mo>
              <mspace width="2em"/>
            </mrow>
            <mn>1</mn>
          </mrow>
        </mrow>
        <mo fence="true" stretchy="false">)</mo>
      </mrow>
      <mspace width="0.5em"/>
      <mfrac>
        <msub>
          <mi mathvariant="normal">λ</mi>
          <mi>m</mi>
        </msub>
        <mn>4</mn>
      </mfrac>
      <mrow>
        <mspace width="2em"/>
        <mo stretchy="false">=</mo>
        <mspace width="2em"/>
      </mrow>
      <mfrac>
        <mrow>
          <mrow>
            <mo fence="true" stretchy="false">(</mo>
            <mrow>
              <mrow>
                <mn>2</mn>
                <mspace width="0.5em"/>
                <mi>m</mi>
                <mrow>
                  <mspace width="2em"/>
                  <mo stretchy="false">+</mo>
                  <mspace width="2em"/>
                </mrow>
                <mn>1</mn>
              </mrow>
            </mrow>
            <mo fence="true" stretchy="false">)</mo>
          </mrow>
          <mspace width="0.5em"/>
          <mi>c</mi>
        </mrow>
        <mrow>
          <mn>4</mn>
          <mspace width="0.5em"/>
          <msub>
            <mi>f</mi>
            <mi>m</mi>
          </msub>
        </mrow>
      </mfrac>
      <mspace width="6em"/>
      <mtext>;</mtext>
      <mspace width="4em"/>
      <mi>m</mi>
      <mrow>
        <mspace width="2em"/>
        <mo stretchy="false">=</mo>
        <mspace width="2em"/>
      </mrow>
      <mn>0</mn>
      <mi>,</mi>
      <mn>1</mn>
      <mi>,</mi>
      <mn>2</mn>
      <mi>,</mi>
      <mo stretchy="false">…</mo>
    </mrow>
    <annotation encoding="StarMath 5.0">L _"Gedackt" ~=~ ( 2 ` m ~+~ 1 ) ` %ilambda _m over 4 ~=~ 
{ (2 ` m ~+~ 1 ) ` c } over { 4 ` f _m } ~~~";"~~ m~=~ 0 , 1 , 2 , dotslow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3:13:47.440000000</meta:creation-date>
    <dc:date>2015-04-15T23:22:40.102000000</dc:date>
    <meta:editing-duration>PT8M51S</meta:editing-duration>
    <meta:editing-cycles>3</meta:editing-cycles>
    <meta:generator>LibreOffice/4.3.4.1$Windows_x86 LibreOffice_project/bc356b2f991740509f321d70e4512a6a54c5f243</meta:generator>
  </office:meta>
</office:document-meta>
</file>